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111.86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23.61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160.44pt"/>
    </style:style>
    <style:style style:name="co12" style:family="table-column">
      <style:table-column-properties fo:break-before="auto" style:column-width="31.95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36.79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70.16pt"/>
    </style:style>
    <style:style style:name="co17" style:family="table-column">
      <style:table-column-properties fo:break-before="auto" style:column-width="188.19pt"/>
    </style:style>
    <style:style style:name="co18" style:family="table-column">
      <style:table-column-properties fo:break-before="auto" style:column-width="302.09pt"/>
    </style:style>
    <style:style style:name="co19" style:family="table-column">
      <style:table-column-properties fo:break-before="auto" style:column-width="157.66pt"/>
    </style:style>
    <style:style style:name="co20" style:family="table-column">
      <style:table-column-properties fo:break-before="auto" style:column-width="39.6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ERSONAGENS">
      <style:table-properties table:display="true" style:writing-mode="lr-tb"/>
    </style:style>
    <style:style style:name="ta2" style:family="table" style:master-page-name="PageStyle_5f_ITENS">
      <style:table-properties table:display="true" style:writing-mode="lr-tb"/>
    </style:style>
    <style:style style:name="ta3" style:family="table" style:master-page-name="PageStyle_5f_ENERGIAS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3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4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5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style:font-style-complex="italic" style:font-style-asian="italic" fo:font-style="italic"/>
    </style:style>
    <style:style style:name="T10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normal" style:font-style-asian="normal" style:font-style-complex="normal"/>
    </style:style>
    <style:style style:name="T11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  <style:style style:name="T12" style:family="text">
      <style:text-properties style:font-name="Arial" fo:font-size="11pt" fo:text-shadow="none" style:font-style-asian="normal" style:font-weight-complex="normal" style:font-weight-asian="normal" style:font-size-complex="11pt" style:font-size-asian="11pt" style:font-name-complex="Arial" style:text-position="0% 100%" style:font-style-complex="normal" fo:color="#000000" style:text-outline="false" fo:font-style="normal" style:text-line-through-type="none" style:text-underline-style="none" style:text-underline-color="font-color" fo:font-weight="normal"/>
    </style:style>
    <style:style style:name="T13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style:font-style-complex="italic" fo:font-style="italic" style:font-style-asian="italic"/>
    </style:style>
    <style:style style:name="T14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normal" style:font-style-asian="normal" style:font-style-complex="normal"/>
    </style:style>
    <style:style style:name="T15" style:family="text">
      <style:text-properties style:font-name="Arial" fo:font-size="11pt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G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5" table:number-columns-repeated="8" table:default-cell-style-name="Default"/>
        <table:table-column table:style-name="co16" table:number-columns-repeated="99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Classif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raqueza</text:p>
          </table:table-cell>
          <table:table-cell table:style-name="ce1" office:value-type="string" calcext:value-type="string">
            <text:p>Resitência</text:p>
          </table:table-cell>
          <table:table-cell table:style-name="ce1" office:value-type="string" calcext:value-type="string">
            <text:p>Vida</text:p>
          </table:table-cell>
          <table:table-cell table:style-name="ce1" office:value-type="string" calcext:value-type="string">
            <text:p>Defesa</text:p>
          </table:table-cell>
          <table:table-cell table:style-name="ce1" office:value-type="string" calcext:value-type="string">
            <text:p>Custo </text:p>
            <text:p>Sidekick</text:p>
          </table:table-cell>
          <table:table-cell table:style-name="ce1" office:value-type="string" calcext:value-type="string">
            <text:p>Ativação </text:p>
            <text:p>Sidekick</text:p>
          </table:table-cell>
          <table:table-cell table:style-name="ce9" office:value-type="string" calcext:value-type="string">
            <text:p>Descrição Sidekick</text:p>
          </table:table-cell>
          <table:table-cell table:style-name="ce1" office:value-type="string" calcext:value-type="string">
            <text:p>Custo</text:p>
            <text:p>Líder</text:p>
          </table:table-cell>
          <table:table-cell table:style-name="ce1" office:value-type="string" calcext:value-type="string">
            <text:p>Ativação</text:p>
            <text:p>Líder</text:p>
          </table:table-cell>
          <table:table-cell table:style-name="ce9" office:value-type="string" calcext:value-type="string">
            <text:p>Descrição Líder</text:p>
          </table:table-cell>
          <table:table-cell table:style-name="ce1" office:value-type="string" calcext:value-type="string">
            <text:p>Custo</text:p>
            <text:p>Flanquear</text:p>
          </table:table-cell>
          <table:table-cell table:style-name="ce1" office:value-type="string" calcext:value-type="string">
            <text:p>Dano</text:p>
            <text:p>Flanquear</text:p>
          </table:table-cell>
          <table:table-cell table:style-name="ce9" office:value-type="string" calcext:value-type="string">
            <text:p>Descrição Flanquear</text:p>
          </table:table-cell>
          <table:table-cell table:style-name="ce1" office:value-type="string" calcext:value-type="string">
            <text:p>Custo</text:p>
            <text:p>Ataque</text:p>
          </table:table-cell>
          <table:table-cell table:style-name="ce1" office:value-type="string" calcext:value-type="string">
            <text:p>Dano</text:p>
            <text:p>Ataque</text:p>
          </table:table-cell>
          <table:table-cell table:style-name="ce9" office:value-type="string" calcext:value-type="string">
            <text:p>Descrição Ataque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trigan</text:p>
          </table:table-cell>
          <table:table-cell table:style-name="ce6" office:value-type="date" office:date-value="2022-01-01" calcext:value-type="date">
            <text:p>1.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Kirby's Demon</text:p>
          </table:table-cell>
          <table:table-cell table:style-name="ce2" office:value-type="string" calcext:value-type="string">
            <text:p>Divino</text:p>
          </table:table-cell>
          <table:table-cell table:style-name="ce2" office:value-type="string" calcext:value-type="string">
            <text:p>Morte</text:p>
          </table:table-cell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Guia Infernal: Descarte um energia para evitar todos os efeitos de um ataque fatal ao personagem alvo.</text:p>
          </table:table-cell>
          <table:table-cell table:style-name="ce7" table:number-columns-repeated="2"/>
          <table:table-cell table:style-name="ce10"/>
          <table:table-cell table:number-columns-repeated="2"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Baforada Infernal: Causa 1 ponto de dano em cada personagem do time do oponente.</text:p>
          </table:table-cell>
          <table:table-cell table:style-name="ce7" table:number-columns-repeated="2"/>
          <table:table-cell table:style-name="ce10"/>
          <table:table-cell table:style-name="ce5" table:number-columns-repeated="8"/>
          <table:table-cell table:number-columns-repeated="993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Saori Kid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Aura de Atena: Todo dano recebido por Saori Kido pode ser redirecionado para um Cavaleiro de Bronze. Saori Kido e todos os Cavaleiros de Bronze se tornam imunes a Debuffs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Benção de Nike: A próxima ação que cause dano do Cavaleiro de Bronze alvo irá causar 2 pontos extras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Seiya de Pégasus</text:p>
          </table:table-cell>
          <table:table-cell table:style-name="ce7" office:value-type="string" calcext:value-type="string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Este ataque causa um ponto de dano a mais para cada energia vinculada a este personagem. O máximo de bônus são para duas energias extras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Seiya de Pégasus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hiryu de Dragão estiver em jogo, durante a fase principal coloque um token de AtkUp neste personagem.</text:p>
          </table:table-cell>
          <table:table-cell table:style-name="ce2" table:number-columns-repeated="2"/>
          <table:table-cell table:style-name="ce10"/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eteóro de Pégasus:</text:p>
            <text:p>Este ataque causa um ponto de dano a mais para cada energia vinculada a este personagem, além da utilizada para pagar o custo desta ação. Esta ação não pode causa mais de 3 pontos de dano desta forma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Shiryu de Dragã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Seiya de Pégasus  estiver em jogo, durante a fase principal coloque um token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ólera do Dragão:</text:p>
            <text:p>Transpassar (Todo o dano que o personagem alvo não absorver desta ação, poderá ser dividido em outros alvos a escolha do controlador deste personagem)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Hyoga de Cisne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Ichi de Hydra estiver em jogo, durante a fase principal coloque um token de Imunidade a Debuff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?</text:p>
          </table:table-cell>
          <table:table-cell table:style-name="ce10" office:value-type="string" calcext:value-type="string">
            <text:p>Cosmo Congelante:</text:p>
            <text:p>Quando executar esta ação, descarte X cartas de energia como custo opcional. Esta ação causa 1 ponto de dano para cada energia descartada.</text:p>
            <text:p>Coloque um token de Paralisia no personagem alv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Shun de Andrômed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Guerra Galática: Se Jabu de Unicórnio estiver em jogo, durante a fase principal coloque dois tokens de Def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Nebulosa de Andromeda:</text:p>
            <text:p>Se este personagem for atacado no próximo turno, causará 2 pontos de dano em cada um dos personagens atacantes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Ikki de Fênix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1">Passiva Simples</text:span></text:p>
            <text:p><text:span text:style-name="T2">Guerra Galática: Quando este personagem entrar em jogo, coloque um token de Provocação nele. Se outro </text:span><text:span text:style-name="T3">Cavaleiro de Bronze</text:span><text:span text:style-name="T4"> estiver em jogo, durante a fase principal coloque um token de Provovação neste personagem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Saori Kido, Deusa Athen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Deusa Atena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Deusa da Sabedoria: Descarte 2 energias deste personagem para procurar um Cavaleiro de Bronze em seu deck. Revele a carta procurada e coloque em sua mão.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Deusa da Guerra:</text:p>
            <text:p>Descarte 2 energias para causar 3 pontos de dano em um segundo alv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Seiya de Pégasus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1">Passiva Simples</text:span></text:p>
            <text:p><text:span text:style-name="T1">Por Athena?:</text:span></text:p>
            <text:p><text:span text:style-name="T5">Se </text:span><text:span text:style-name="T6">Saori Kido</text:span><text:span text:style-name="T7"> estiver em jogo, em sua fase principal você pode fazer uma aposta.</text:span></text:p>
            <text:p><text:span text:style-name="T1">Se ganhar, coloque 2 Tokens de AtkUp neste personagem, senão coloque 1 Token de AtkDown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Turbilhão de Pégaso:</text:p>
            <text:p>Faça uma aposta, se ganhar, coloque um token de Confusão sobre o alvo, senão, coloque um token de paralisia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Seiya de Pégasus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Cósmic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style-name="ce2" table:number-columns-repeated="2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meta de Pégaso:</text:p>
            <text:p>Ataque perfurante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Seiya, Armadura de Odin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Guerreiro Deus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0" office:value-type="string" calcext:value-type="string">
            <text:p><text:span text:style-name="T1">Benção de Odin:</text:span></text:p>
            <text:p><text:span text:style-name="T8">Todos os </text:span><text:span text:style-name="T9">Cavaleiros de Bronze</text:span><text:span text:style-name="T10"> causam 2 pontos de dano a mais contra </text:span><text:span text:style-name="T11">Guerreiros Deuses</text:span><text:span text:style-name="T10">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spada de Odin:</text:p>
            <text:p>Ataque perfurante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3]+1" office:value-type="float" office:value="13" calcext:value-type="float" table:number-columns-spanned="1" table:number-rows-spanned="2">
            <text:p>13</text:p>
          </table:table-cell>
          <table:table-cell table:style-name="ce2" office:value-type="string" calcext:value-type="string" table:number-columns-spanned="1" table:number-rows-spanned="2">
            <text:p>Seiya de Pégasus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1" table:number-rows-spanned="2">
            <text:p>Mangá</text:p>
          </table:table-cell>
          <table:table-cell table:style-name="ce2" office:value-type="string" calcext:value-type="string" table:number-columns-spanned="1" table:number-rows-spanned="2">
            <text:p>Saint Seiya</text:p>
          </table:table-cell>
          <table:table-cell table:style-name="ce2" office:value-type="string" calcext:value-type="string" table:number-columns-spanned="1" table:number-rows-spanned="2">
            <text:p>Cavaleiro de Bronze</text:p>
          </table:table-cell>
          <table:table-cell table:style-name="ce2" office:value-type="string" calcext:value-type="string" table:number-columns-spanned="1" table:number-rows-spanned="2">
            <text:p>Cósmico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10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covered-table-cell table:number-columns-repeated="20" table:style-name="ce4"/>
          <table:table-cell table:number-columns-repeated="2"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iya de Pégasus Divin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Cavaleiro de Bronze</text:p>
          </table:table-cell>
          <table:table-cell table:style-name="ce2" office:value-type="string" calcext:value-type="string">
            <text:p>Divino</text:p>
          </table:table-cell>
          <table:table-cell table:style-name="ce2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<text:span text:style-name="T1">Passiva Simples</text:span></text:p>
            <text:p><text:span text:style-name="T2">Armadura Divina: Se </text:span><text:span text:style-name="T3">Deusa Athena</text:span><text:span text:style-name="T4"> estiver em jogo, todos os ataques deste persoangens são considerados como Ataques Perfurantes.</text:span></text:p>
          </table:table-cell>
          <table:table-cell table:style-name="ce2" table:number-columns-repeated="2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6]+1" office:value-type="float" office:value="15" calcext:value-type="float">
            <text:p>15</text:p>
          </table:table-cell>
          <table:table-cell table:style-name="ce5" office:value-type="string" calcext:value-type="string">
            <text:p>Light Yagami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Mangá</text:p>
          </table:table-cell>
          <table:table-cell table:style-name="ce5" office:value-type="string" calcext:value-type="string">
            <text:p>Death Note</text:p>
          </table:table-cell>
          <table:table-cell table:style-name="ce5" office:value-type="string" calcext:value-type="string">
            <text:p>Estudante</text:p>
          </table:table-cell>
          <table:table-cell table:number-columns-repeated="2" table:style-name="ce5" office:value-type="string" calcext:value-type="string">
            <text:p>Morte</text:p>
          </table:table-cell>
          <table:table-cell table:style-name="ce5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Um Passo a Frente: Descarte uma energia deste personagem para comprar duas cartas. </text:p>
          </table:table-cell>
          <table:table-cell table:style-name="ce8" table:number-columns-repeated="2"/>
          <table:table-cell table:style-name="ce11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Hora da Morte: Descarte uma energia e coloque um token definitivo de perdição no personagem alvo.</text:p>
          </table:table-cell>
          <table:table-cell table:style-name="ce8" table:number-columns-repeated="2"/>
          <table:table-cell table:style-name="ce11"/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7]+1" office:value-type="float" office:value="16" calcext:value-type="float">
            <text:p>16</text:p>
          </table:table-cell>
          <table:table-cell table:style-name="ce5" office:value-type="string" calcext:value-type="string">
            <text:p>Shiryu de Dragão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Mangá </text:p>
          </table:table-cell>
          <table:table-cell table:style-name="ce5" office:value-type="string" calcext:value-type="string">
            <text:p>Saint Seiya</text:p>
          </table:table-cell>
          <table:table-cell table:style-name="ce5" office:value-type="string" calcext:value-type="string">
            <text:p>Cavaleiro de Bronze</text:p>
          </table:table-cell>
          <table:table-cell table:style-name="ce5" office:value-type="string" calcext:value-type="string">
            <text:p>Cósmico </text:p>
          </table:table-cell>
          <table:table-cell table:style-name="ce5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11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office:value-type="string" calcext:value-type="string">
            <text:p>Passiva Simples: Por Athena? Se Saori Kido estiver em jogo, em sua fase pricipal você pode fazer uma aposta. Se vencer coloque 2 tokens DefUp neste personagem, senão coloque 2 tokens AtkDwn</text:p>
          </table:table-cell>
          <table:table-cell table:style-name="ce5" table:number-columns-repeated="2"/>
          <table:table-cell table:style-name="ce11"/>
          <table:table-cell table:number-columns-repeated="2"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Dragão Voador: Escolha um personagem do time do oponente e cause 2 pontos de dano.</text:p>
          </table:table-cell>
          <table:table-cell table:style-name="ce5" table:number-columns-repeated="8"/>
          <table:table-cell table:number-columns-repeated="993"/>
        </table:table-row>
        <table:table-row table:style-name="ro2">
          <table:table-cell table:style-name="ce2" table:formula="of:=[.A18]+1" office:value-type="float" office:value="17" calcext:value-type="float">
            <text:p>17</text:p>
          </table:table-cell>
          <table:table-cell table:style-name="ce5" office:value-type="string" calcext:value-type="string">
            <text:p>Kiki de Apêndice 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Mangá </text:p>
          </table:table-cell>
          <table:table-cell table:style-name="ce5" office:value-type="string" calcext:value-type="string">
            <text:p>Saint Seiya</text:p>
          </table:table-cell>
          <table:table-cell table:style-name="ce5" office:value-type="string" calcext:value-type="string">
            <text:p>Aprendiz de Cavaleiro </text:p>
          </table:table-cell>
          <table:table-cell table:style-name="ce5" office:value-type="string" calcext:value-type="string">
            <text:p>Cósmico </text:p>
          </table:table-cell>
          <table:table-cell table:style-name="ce5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Telecinese: Descarte uma energia deste personagem para descarta uma energia do personagem alvo.</text:p>
          </table:table-cell>
          <table:table-cell table:style-name="ce8" table:number-columns-repeated="2"/>
          <table:table-cell table:style-name="ce11"/>
          <table:table-cell table:number-columns-repeated="2"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Trazer armaduras: Descarte 2 energias deste personagem para procurar um Item em seu deck. Revele-o e coloque em sua mão. </text:p>
          </table:table-cell>
          <table:table-cell table:style-name="ce8" table:number-columns-repeated="2"/>
          <table:table-cell table:style-name="ce11"/>
          <table:table-cell table:style-name="ce5" table:number-columns-repeated="8"/>
          <table:table-cell table:number-columns-repeated="993"/>
        </table:table-row>
        <table:table-row table:style-name="ro2" table:number-rows-repeated="82">
          <table:table-cell table:style-name="ce5" table:number-columns-repeated="2"/>
          <table:table-cell table:style-name="ce8"/>
          <table:table-cell table:style-name="ce5" table:number-columns-repeated="6"/>
          <table:table-cell table:style-name="ce8" table:number-columns-repeated="4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5" table:number-columns-repeated="8"/>
          <table:table-cell table:number-columns-repeated="99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NS" table:style-name="ta2">
        <table:table-column table:style-name="co17" table:default-cell-style-name="Default"/>
        <table:table-column table:style-name="co3" table:default-cell-style-name="Default"/>
        <table:table-column table:style-name="co16" table:number-columns-repeated="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usto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áculo de Athen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5">Ao colocar este Item em jogo, anexe-o a </text:span><text:span text:style-name="T6">Deusa Athena</text:span><text:span text:style-name="T7">. O personagem ganha a seguinte ação ativa:</text:span></text:p>
            <text:p><text:span text:style-name="T1">Custo 2 Energias: Báculo de Atena: Causa 5 pontos de Dano no personagem alvo.</text:span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el de Nibelungo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Permanente</text:p>
          </table:table-cell>
          <table:table-cell table:style-name="ce7"/>
          <table:table-cell table:style-name="ce10" office:value-type="string" calcext:value-type="string">
            <text:p>Nocauteie um personagem para ganhar controle de dois personagens alvos não controlados por você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ngue de Atena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ngá</text:p>
          </table:table-cell>
          <table:table-cell table:style-name="ce2" office:value-type="string" calcext:value-type="string">
            <text:p>Saint Seiya</text:p>
          </table:table-cell>
          <table:table-cell table:style-name="ce2" office:value-type="string" calcext:value-type="string">
            <text:p>Volátil</text:p>
          </table:table-cell>
          <table:table-cell table:style-name="ce7"/>
          <table:table-cell table:style-name="ce10" office:value-type="string" calcext:value-type="string">
            <text:p><text:span text:style-name="T12">Descarte duas cartas de sua mão para buscar um </text:span><text:span text:style-name="T13">Cavaleiro de Bronze</text:span><text:span text:style-name="T14">, </text:span><text:span text:style-name="T15">Cavaleiro de Prata</text:span><text:span text:style-name="T14"> ou </text:span><text:span text:style-name="T15">Cavaleiro de Ouro</text:span><text:span text:style-name="T14">. Revele a carta e coloque em sua mão.</text:span>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eath Note de Ryuk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Death Note</text:p>
          </table:table-cell>
          <table:table-cell table:style-name="ce12" office:value-type="string" calcext:value-type="string">
            <text:p>Permanent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Anexavel: Light Yagami. Uma vez por turno, sem custos, você pode colocar um token de perdição no personagem alvo.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Parede de Cristal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Mangá </text:p>
          </table:table-cell>
          <table:table-cell table:style-name="ce12" office:value-type="string" calcext:value-type="string">
            <text:p>Saint Seiya</text:p>
          </table:table-cell>
          <table:table-cell table:style-name="ce12" office:value-type="string" calcext:value-type="string">
            <text:p>Volátil </text:p>
          </table:table-cell>
          <table:table-cell table:style-name="ce13"/>
          <table:table-cell table:style-name="ce14" office:value-type="string" calcext:value-type="string">
            <text:p>Descarte uma energia de um personagem para prevenir todo o dano causado a ele neste turno. Esta ação poderá ser utilizada uma vez para cada um dos personagens controlados por você. </text:p>
          </table:table-cell>
          <table:table-cell table:number-columns-repeated="1017"/>
        </table:table-row>
        <table:table-row table:style-name="ro2" table:number-rows-repeated="994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RGIAS" table:style-name="ta3">
        <table:table-column table:style-name="co19" table:default-cell-style-name="Default"/>
        <table:table-column table:style-name="co3" table:default-cell-style-name="Default"/>
        <table:table-column table:style-name="co16" table:number-columns-repeated="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6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Mídi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nergia</text:p>
          </table:table-cell>
          <table:table-cell table:style-name="ce9" office:value-type="string" calcext:value-type="string">
            <text:p>Descriçã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nte de Energia Renovável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B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Quando esta Fonte de Energia for descartada de um personagem, embaralhe esta carta de volta em seu baralho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Portal para Yomotsu</text:p>
          </table:table-cell>
          <table:table-cell table:style-name="ce13"/>
          <table:table-cell table:style-name="ce12" office:value-type="string" calcext:value-type="string">
            <text:p>Mangá</text:p>
          </table:table-cell>
          <table:table-cell table:style-name="ce12" office:value-type="string" calcext:value-type="string">
            <text:p>Saint Seiya </text:p>
          </table:table-cell>
          <table:table-cell table:style-name="ce12" office:value-type="string" calcext:value-type="string">
            <text:p>N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017"/>
        </table:table-row>
        <table:table-row table:style-name="ro2" table:number-rows-repeated="997">
          <table:table-cell/>
          <table:table-cell table:style-name="ce13"/>
          <table:table-cell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GENS" style:display-name="PageStyle_PERSONAG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NS" style:display-name="PageStyle_IT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IAS" style:display-name="PageStyle_ENERG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1" meta:object-count="0"/>
    <meta:generator>LibreOfficeDev/6.0.5.2$Linux_X86_64 LibreOffice_project/</meta:generator>
  </office:meta>
</office:document-meta>
</file>